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3" style:family="paragraph" style:parent-style-name="Text" style:list-style-name="WW8Num2">
      <style:paragraph-properties fo:margin-left="0cm" fo:margin-right="0cm" fo:margin-top="0cm" fo:margin-bottom="0cm" fo:text-indent="-0.318cm" style:auto-text-indent="false"/>
    </style:style>
    <style:style style:name="P4" style:family="paragraph" style:parent-style-name="Text" style:list-style-name="WW8Num2">
      <style:paragraph-properties fo:margin-left="0.953cm" fo:margin-right="0cm" fo:margin-top="0cm" fo:margin-bottom="0cm" fo:text-indent="-0.318cm" style:auto-text-indent="false"/>
    </style:style>
    <style:style style:name="P5" style:family="paragraph" style:parent-style-name="Aufzählungstext">
      <style:text-properties fo:language="en" fo:country="US"/>
    </style:style>
    <style:style style:name="P6" style:family="paragraph" style:parent-style-name="Aufzählungstext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7" style:family="paragraph" style:parent-style-name="Aufzählungstext" style:list-style-name="WW8Num2">
      <style:paragraph-properties fo:margin-left="0cm" fo:margin-right="0cm" fo:text-indent="-0.318cm" style:auto-text-indent="false"/>
      <style:text-properties fo:language="en" fo:country="US"/>
    </style:style>
    <style:style style:name="T1" style:family="text">
      <style:text-properties style:font-name="Arial Bold" style:font-name-asian="ヒラギノ角ゴ Pro W3"/>
    </style:style>
    <style:style style:name="T2" style:family="text">
      <style:text-properties style:font-name="Arial Italic" style:font-name-asian="ヒラギノ角ゴ Pro W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guide</text:p>
      <text:p text:style-name="Text"/>
      <text:p text:style-name="Text">We developed our <text:span text:style-name="T1">Mancala</text:span> application according to the MVC (model-view-controller) pattern. Here is an overview over the corresponding classes.</text:p>
      <text:h text:style-name="Heading_20_1" text:outline-level="1">Model</text:h>
      <text:p text:style-name="Text">We modeled the <text:span text:style-name="T1">Mancala</text:span> in Fujaba. Therefore, the following classes belong to the model:</text:p>
      <text:list xml:id="list1388190673" text:style-name="WW8Num2">
        <text:list-item>
          <text:p text:style-name="P3">Player (represents a player of <text:span text:style-name="T1">Mancala</text:span>)</text:p>
        </text:list-item>
        <text:list-item>
          <text:p text:style-name="P3">Container (the superclass for anything that can contain seeds)</text:p>
          <text:list>
            <text:list-item>
              <text:p text:style-name="P4">Pit (extends <text:span text:style-name="T2">Container</text:span> to add reseeding abilities)</text:p>
            </text:list-item>
            <text:list-item>
              <text:p text:style-name="P4">Storage (the field that holds a player's score)</text:p>
            </text:list-item>
          </text:list>
        </text:list-item>
        <text:list-item>
          <text:p text:style-name="P3">Chain (lines up the fields accessible to its player)</text:p>
        </text:list-item>
        <text:list-item>
          <text:p text:style-name="P3">Link (one single part of the <text:span text:style-name="T2">Chain</text:span>, referring to a <text:span text:style-name="T2">Container</text:span>)</text:p>
        </text:list-item>
      </text:list>
      <text:h text:style-name="Heading_20_1" text:outline-level="1">View</text:h>
      <text:p text:style-name="Text">For creating the GUI (graphical user interface) we made use of the abilities of IntelliJ IDEA. <text:s/>The classes we created are:</text:p>
      <text:list xml:id="list1743051968" text:continue-numbering="true" text:style-name="WW8Num2">
        <text:list-item>
          <text:p text:style-name="P7">SwingView (the 'father of view', employs the other view classes)</text:p>
        </text:list-item>
        <text:list-item>
          <text:p text:style-name="P7">GameForm (displays the game board)</text:p>
        </text:list-item>
        <text:list-item>
          <text:p text:style-name="P7">NamesForm (takes the players' names for a new game)</text:p>
        </text:list-item>
        <text:list-item>
          <text:p text:style-name="P7">HistoryForm (displays a list of previous games)</text:p>
        </text:list-item>
        <text:list-item>
          <text:p text:style-name="P7">GameOverDialog (notifies about the end of the game)</text:p>
        </text:list-item>
      </text:list>
      <text:p text:style-name="P5"/>
      <text:p text:style-name="Text">To make <text:span text:style-name="T2">Mancala</text:span> aware of the view, we had to add the <text:span text:style-name="T2">View</text:span> class in our Fujaba class diagram:</text:p>
      <text:list xml:id="list1388947698" text:continue-numbering="true" text:style-name="WW8Num2">
        <text:list-item>
          <text:p text:style-name="P3">View (Interface: a listener to things that happen in the registered mancala)</text:p>
        </text:list-item>
      </text:list>
      <text:p text:style-name="Text"/>
      <text:h text:style-name="Heading_20_1" text:outline-level="1">Controller</text:h>
      <text:p text:style-name="Text">The controller of our <text:span text:style-name="T1">Mancala</text:span> application is the <text:span text:style-name="T2">Mancala</text:span> class, which:</text:p>
      <text:list xml:id="list635667645" text:continue-numbering="true" text:style-name="WW8Num2">
        <text:list-item>
          <text:p text:style-name="P7">initializes the game</text:p>
        </text:list-item>
        <text:list-item>
          <text:p text:style-name="P7">performs the reseeding, the game's main action</text:p>
        </text:list-item>
        <text:list-item>
          <text:p text:style-name="P7">and checks if the game is over</text:p>
        </text:list-item>
      </text:list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Text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2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2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class="extra">
      <style:paragraph-properties fo:margin-left="0cm" fo:margin-right="0cm" fo:margin-top="0cm" fo:margin-bottom="0.353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" style:default-outline-level="1" style:class="text">
      <style:paragraph-properties fo:margin-left="0cm" fo:margin-right="0cm" fo:margin-top="0.706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fzählungstext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4" meta:word-count="222" meta:character-count="1291"/>
    <meta:generator>OpenOffice.org/3.2$Unix OpenOffice.org_project/320m18$Build-9502</meta:generator>
  </office:meta>
</office:document-meta>
</file>